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ext_20_body">
      <style:text-properties fo:font-size="14pt" fo:language="zxx" fo:country="none" fo:font-weight="bold" officeooo:rsid="00255ee8" officeooo:paragraph-rsid="00255ee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ext_20_body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ext_20_body">
      <style:text-properties fo:language="zxx" fo:country="none" fo:font-weight="bold" officeooo:paragraph-rsid="0014b4b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>
      <style:text-properties fo:language="zxx" fo:country="none" fo:font-weight="normal" officeooo:rsid="001811a6" officeooo:paragraph-rsid="001811a6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officeooo:rsid="00181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nde di Riepilogo</text:p>
      <text:p text:style-name="P2">Le domande sono tutte prese dai file riassuntivi che la prof mette su e-learning.</text:p>
      <text:p text:style-name="P3">Cosa è un sistema distribuito?</text:p>
      <text:p text:style-name="P4"/>
      <text:p text:style-name="P3"/>
      <text:p text:style-name="P3">Cosa è la "legge" di Moore?</text:p>
      <text:p text:style-name="P4"/>
      <text:p text:style-name="P3"/>
      <text:p text:style-name="P3">Cosa sono le "leggi" di Sarnoff / Metcalfe / Reed?</text:p>
      <text:p text:style-name="P4"/>
      <text:p text:style-name="P4"/>
      <text:p text:style-name="P3"/>
      <text:p text:style-name="P5">A cosa serve il middleware? Che tipi diversi di middleware esistono?</text:p>
      <text:p text:style-name="P4"/>
      <text:p text:style-name="P4"/>
      <text:p text:style-name="P3">Descrivere il meccanismo di Remote Procedure Call; <text:span text:style-name="T1">perché l'invocazione è sincrona?</text:span></text:p>
      <text:p text:style-name="P4"/>
      <text:p text:style-name="P4"/>
      <text:p text:style-name="P3">Cosa sono CORBA e l'Object Request Broker? Cosa è .Net?</text:p>
      <text:p text:style-name="P4"/>
      <text:p text:style-name="P4"/>
      <text:p text:style-name="P3">Cosa è una componente? </text:p>
      <text:p text:style-name="P4"/>
      <text:p text:style-name="P4"/>
      <text:p text:style-name="P3">Cosa è il middleware implicito e come funziona rispetto a quello esplicito?</text:p>
      <text:p text:style-name="P4"/>
      <text:p text:style-name="P4"/>
      <text:p text:style-name="P3">Come funzionano i socket TCP in Java?</text:p>
      <text:p text:style-name="P4"/>
      <text:p text:style-name="P4"><text:soft-page-break/></text:p>
      <text:p text:style-name="P3">Quale è la differenza tra le classi ServerSocket e Socket in Java?</text:p>
      <text:p text:style-name="P4"/>
      <text:p text:style-name="P4"/>
      <text:p text:style-name="P3">Quale è la differenza tra un processo ed un thread? E quali le somiglianze?</text:p>
      <text:p text:style-name="P4"/>
      <text:p text:style-name="P4"/>
      <text:p text:style-name="P3">Illustrare il diagramma degli stati di un thread in Java</text:p>
      <text:p text:style-name="P4"/>
      <text:p text:style-name="P4"/>
      <text:p text:style-name="P3">Quale è la differenza tra un metodo run() e un metodo start() di un thread? </text:p>
      <text:p text:style-name="P4"/>
      <text:p text:style-name="P4"/>
      <text:p text:style-name="P3">Cosa è la interferenza tra thread? E come si risolve?</text:p>
      <text:p text:style-name="P4"/>
      <text:p text:style-name="P4"/>
      <text:p text:style-name="P3">Cosa è la inconsistenza della memoria? E come si risolve?</text:p>
      <text:p text:style-name="P4"/>
      <text:p text:style-name="P4"/>
      <text:p text:style-name="P3">Cosa è una race condition?</text:p>
      <text:p text:style-name="P4"/>
      <text:p text:style-name="P4"/>
      <text:p text:style-name="P3">Cosa è la relazione "happens-before" <text:span text:style-name="T1">e come la stabilisco</text:span>?</text:p>
      <text:p text:style-name="P6"/>
      <text:p text:style-name="P6"/>
      <text:p text:style-name="P3">Cosa significa che una variabile in memoria è dichiarata "volatile"? </text:p>
      <text:p text:style-name="P4"/>
      <text:p text:style-name="P4"/>
      <text:p text:style-name="P3">Cosa sono i metodi sincronizzati? </text:p>
      <text:p text:style-name="P4"/>
      <text:p text:style-name="P4"><text:soft-page-break/></text:p>
      <text:p text:style-name="P3">Cosa sono i metodi statici sincronizzati?</text:p>
      <text:p text:style-name="P4"/>
      <text:p text:style-name="P4"/>
      <text:p text:style-name="P3"><text:s/>Cosa è il deadlock/livelock/starvation?</text:p>
      <text:p text:style-name="P4"/>
      <text:p text:style-name="P4"/>
      <text:p text:style-name="P3">A cosa serve il design pattern del Singleton?</text:p>
      <text:p text:style-name="P4"/>
      <text:p text:style-name="P4"/>
      <text:p text:style-name="P3">Cosa è la lazy allocation?</text:p>
      <text:p text:style-name="P4"/>
      <text:p text:style-name="P4"/>
      <text:p text:style-name="P3">Cosa è il double-checked locking?</text:p>
      <text:p text:style-name="P4"/>
      <text:p text:style-name="P4"/>
      <text:p text:style-name="P3">Quali vantaggi si ottengono sfruttando i containers di Java EE?</text:p>
      <text:p text:style-name="P4"/>
      <text:p text:style-name="P4"/>
      <text:p text:style-name="P3">Annotazioni e Deployment Descriptor: quali sono i vantaggi/svantaggi di entrambi gli approcci?</text:p>
      <text:p text:style-name="P4"/>
      <text:p text:style-name="P4"/>
      <text:p text:style-name="P3">Qual è l'idea alla base del design pattern inversion of control?</text:p>
      <text:p text:style-name="P4"/>
      <text:p text:style-name="P4"/>
      <text:p text:style-name="P3">Quali sono i vantaggi del "loose coupling, strong typing"?</text:p>
      <text:p text:style-name="P4"/>
      <text:p text:style-name="P4"/>
      <text:p text:style-name="P3">In che modo il ciclo di vita di un bean differisce da quello di un POJO?</text:p>
      <text:p text:style-name="P4"/>
      <text:p text:style-name="P4"><text:soft-page-break/></text:p>
      <text:p text:style-name="P3">Quali sono i vantaggi derivanti dall'uso degli Interceptor?</text:p>
      <text:p text:style-name="P4"/>
      <text:p text:style-name="P4"/>
      <text:p text:style-name="P3">Qual è il meccanismo che permette di scegliere fra due diverse implementazioni di uno specifico bean?</text:p>
      <text:p text:style-name="P4"/>
      <text:p text:style-name="P4"/>
      <text:p text:style-name="P3">Qual è il vantaggio derivante dall'uso dei Decorator?</text:p>
      <text:p text:style-name="P4"/>
      <text:p text:style-name="P4"/>
      <text:p text:style-name="P3">Qual è il vantaggio derivante dall'uso degli Eventi?</text:p>
      <text:p text:style-name="P4"/>
      <text:p text:style-name="P4"/>
      <text:p text:style-name="P3">Qual è la differenza fra una entità ed un oggetto?</text:p>
      <text:p text:style-name="P4"/>
      <text:p text:style-name="P4"/>
      <text:p text:style-name="P3">Qual è l'elemento discriminante per distinguere una entità da un POJO?</text:p>
      <text:p text:style-name="P4"/>
      <text:p text:style-name="P4"/>
      <text:p text:style-name="P3">Qual è l'API fondamentale per la gestione delle operazioni sulle entità?</text:p>
      <text:p text:style-name="P4"/>
      <text:p text:style-name="P4"/>
      <text:p text:style-name="P3">Quali sono le caratteristiche e le funzionalità più importanti della persistence unit?</text:p>
      <text:p text:style-name="P4"/>
      <text:p text:style-name="P4"/>
      <text:p text:style-name="P3">Descrivere il ciclo di vita di una entità</text:p>
      <text:p text:style-name="P4"/>
      <text:p text:style-name="P4"/>
      <text:p text:style-name="P3">Definizione e funzionalità di un Persistence Context</text:p>
      <text:p text:style-name="P4"><text:soft-page-break/></text:p>
      <text:p text:style-name="P4"/>
      <text:p text:style-name="P3">Descrivere i vari tipi di query definiti da JPQL</text:p>
      <text:p text:style-name="P4"/>
      <text:p text:style-name="P4"/>
      <text:p text:style-name="P3">Qual è il ciclo di vita di un bean?</text:p>
      <text:p text:style-name="P4"/>
      <text:p text:style-name="P4"/>
      <text:p text:style-name="P3">Qual è il vantaggio dell'utilizzo di JNDI?</text:p>
      <text:p text:style-name="P4"/>
      <text:p text:style-name="P4"/>
      <text:p text:style-name="P3">Quali sono le differenze tra i tre differenti tipi di beans in termini di chiamate dai clients?</text:p>
      <text:p text:style-name="P4"/>
      <text:p text:style-name="P4"/>
      <text:p text:style-name="P3">Quali sono le principali differenze fra Container-Managed e Bean-managed transactions?</text:p>
      <text:p text:style-name="P4"/>
      <text:p text:style-name="P4"/>
      <text:p text:style-name="P3">Quali sono le principali differenze fra il modello Point-to-Point ed il modello Publish-Subscribe?</text:p>
      <text:p text:style-name="P4"/>
      <text:p text:style-name="P4"/>
      <text:p text:style-name="P3">Cosa sono i Message-Driven Beans?</text:p>
      <text:p text:style-name="P4"/>
      <text:p text:style-name="P4"/>
      <text:p text:style-name="P3">Cosa sono gli Administered Objects?</text:p>
      <text:p text:style-name="P4"/>
      <text:p text:style-name="P4"/>
      <text:p text:style-name="P3">Qual è la differenza fra Synchronous Delivery e Asynchronous Delivery?</text:p>
      <text:p text:style-name="P4"/>
      <text:p text:style-name="P4"/>
      <text:p text:style-name="P3">Quali sono i principali meccanismi di affidabilità?</text:p>
      <text:p text:style-name="P4"><text:soft-page-break/></text:p>
      <text:p text:style-name="P4"/>
      <text:p text:style-name="P3">Quali eccezioni si possono gestire con gli MDB?</text:p>
      <text:p text:style-name="P4"/>
      <text:p text:style-name="P4"/>
      <text:p text:style-name="P3">Quali sono i requisiti di un Web Service?</text:p>
      <text:p text:style-name="P7"/>
      <text:p text:style-name="P7"/>
      <text:p text:style-name="P3">Cosa rappresenta il file WSDL?</text:p>
      <text:p text:style-name="P4"/>
      <text:p text:style-name="P4"/>
      <text:p text:style-name="P3">Quando UDDI risulta opzionale?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language="zxx" fo:country="none" fo:font-weight="bold" officeooo:rsid="000ef8b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6:55:18.890000000</meta:creation-date>
    <dc:date>2025-02-26T17:16:54.475000000</dc:date>
    <meta:editing-duration>PT2H16M20S</meta:editing-duration>
    <meta:editing-cycles>24</meta:editing-cycles>
    <meta:generator>LibreOffice/24.8.5.2$Windows_X86_64 LibreOffice_project/fddf2685c70b461e7832239a0162a77216259f22</meta:generator>
    <meta:document-statistic meta:table-count="0" meta:image-count="0" meta:object-count="0" meta:page-count="6" meta:paragraph-count="55" meta:word-count="495" meta:character-count="3032" meta:non-whitespace-character-count="2587"/>
  </office:meta>
</office:document-meta>
</file>